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FLOPs</text:p>
          </table:table-cell>
          <table:table-cell office:value-type="string" calcext:value-type="string">
            <text:p>IOPs</text:p>
          </table:table-cell>
          <table:table-cell/>
          <table:table-cell office:value-type="string" calcext:value-type="string">
            <text:p>Memory Bandwidth</text:p>
          </table:table-cell>
          <table:table-cell office:value-type="string" calcext:value-type="string">
            <text:p>KB/sec</text:p>
          </table:table-cell>
        </table:table-row>
        <table:table-row table:style-name="ro1">
          <table:table-cell/>
          <table:table-cell table:number-columns-repeated="2" office:value-type="float" office:value="411522633.744856" calcext:value-type="float">
            <text:p>411522633.7448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7.15655" calcext:value-type="float">
            <text:p>327.15655</text:p>
          </table:table-cell>
        </table:table-row>
        <table:table-row table:style-name="ro1">
          <table:table-cell/>
          <table:table-cell office:value-type="float" office:value="381679389.312977" calcext:value-type="float">
            <text:p>381679389.312977</text:p>
          </table:table-cell>
          <table:table-cell office:value-type="float" office:value="386100386.100386" calcext:value-type="float">
            <text:p>386100386.100386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338250.322581" calcext:value-type="float">
            <text:p>338250.322581</text:p>
          </table:table-cell>
        </table:table-row>
        <table:table-row table:style-name="ro1">
          <table:table-cell/>
          <table:table-cell office:value-type="float" office:value="421940928.270042" calcext:value-type="float">
            <text:p>421940928.270042</text:p>
          </table:table-cell>
          <table:table-cell office:value-type="float" office:value="425531914.893617" calcext:value-type="float">
            <text:p>425531914.893617</text:p>
          </table:table-cell>
          <table:table-cell/>
          <table:table-cell office:value-type="float" office:value="1048576" calcext:value-type="float">
            <text:p>1048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342465753.424658" calcext:value-type="float">
            <text:p>342465753.4246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0.547945" calcext:value-type="float">
            <text:p>280.547945</text:p>
          </table:table-cell>
        </table:table-row>
        <table:table-row table:style-name="ro1">
          <table:table-cell/>
          <table:table-cell table:number-columns-repeated="2" office:value-type="float" office:value="343642611.683849" calcext:value-type="float">
            <text:p>343642611.683849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286496.174863" calcext:value-type="float">
            <text:p>286496.174863</text:p>
          </table:table-cell>
        </table:table-row>
        <table:table-row table:style-name="ro1">
          <table:table-cell/>
          <table:table-cell office:value-type="float" office:value="342465753.424658" calcext:value-type="float">
            <text:p>342465753.424658</text:p>
          </table:table-cell>
          <table:table-cell office:value-type="float" office:value="340136054.421769" calcext:value-type="float">
            <text:p>340136054.421769</text:p>
          </table:table-cell>
          <table:table-cell/>
          <table:table-cell office:value-type="float" office:value="1048576" calcext:value-type="float">
            <text:p>1048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4827586.206897" calcext:value-type="float">
            <text:p>344827586.206897</text:p>
          </table:table-cell>
          <table:table-cell office:value-type="float" office:value="346020761.245675" calcext:value-type="float">
            <text:p>346020761.2456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6.756757" calcext:value-type="float">
            <text:p>276.756757</text:p>
          </table:table-cell>
        </table:table-row>
        <table:table-row table:style-name="ro1">
          <table:table-cell/>
          <table:table-cell office:value-type="float" office:value="408163265.306122" calcext:value-type="float">
            <text:p>408163265.306122</text:p>
          </table:table-cell>
          <table:table-cell office:value-type="float" office:value="403225806.451613" calcext:value-type="float">
            <text:p>403225806.451613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285715.531335" calcext:value-type="float">
            <text:p>285715.531335</text:p>
          </table:table-cell>
        </table:table-row>
        <table:table-row table:style-name="ro1">
          <table:table-cell/>
          <table:table-cell office:value-type="float" office:value="233100233.100233" calcext:value-type="float">
            <text:p>233100233.100233</text:p>
          </table:table-cell>
          <table:table-cell office:value-type="float" office:value="217864923.747277" calcext:value-type="float">
            <text:p>217864923.747277</text:p>
          </table:table-cell>
          <table:table-cell/>
          <table:table-cell office:value-type="float" office:value="1048576" calcext:value-type="float">
            <text:p>1048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4192037.470726" calcext:value-type="float">
            <text:p>234192037.470726</text:p>
          </table:table-cell>
          <table:table-cell office:value-type="float" office:value="234741784.037559" calcext:value-type="float">
            <text:p>234741784.0375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3.796791" calcext:value-type="float">
            <text:p>273.796791</text:p>
          </table:table-cell>
        </table:table-row>
        <table:table-row table:style-name="ro1">
          <table:table-cell table:number-columns-repeated="4"/>
          <table:table-cell office:value-type="float" office:value="1024" calcext:value-type="float">
            <text:p>1024</text:p>
          </table:table-cell>
          <table:table-cell office:value-type="float" office:value="281875.268817" calcext:value-type="float">
            <text:p>281875.268817</text:p>
          </table:table-cell>
        </table:table-row>
        <table:table-row table:style-name="ro1">
          <table:table-cell table:number-columns-repeated="4"/>
          <table:table-cell office:value-type="float" office:value="1048576" calcext:value-type="float">
            <text:p>1048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15.12605" calcext:value-type="float">
            <text:p>215.12605</text:p>
          </table:table-cell>
        </table:table-row>
        <table:table-row table:style-name="ro1">
          <table:table-cell table:number-columns-repeated="4"/>
          <table:table-cell office:value-type="float" office:value="1024" calcext:value-type="float">
            <text:p>1024</text:p>
          </table:table-cell>
          <table:table-cell office:value-type="float" office:value="228447.930283" calcext:value-type="float">
            <text:p>228447.930283</text:p>
          </table:table-cell>
        </table:table-row>
        <table:table-row table:style-name="ro1">
          <table:table-cell table:number-columns-repeated="4"/>
          <table:table-cell office:value-type="float" office:value="1048576" calcext:value-type="float">
            <text:p>1048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40.199336" calcext:value-type="float">
            <text:p>340.199336</text:p>
          </table:table-cell>
        </table:table-row>
        <table:table-row table:style-name="ro1">
          <table:table-cell table:number-columns-repeated="4"/>
          <table:table-cell office:value-type="float" office:value="1024" calcext:value-type="float">
            <text:p>1024</text:p>
          </table:table-cell>
          <table:table-cell office:value-type="float" office:value="351871.14094" calcext:value-type="float">
            <text:p>351871.14094</text:p>
          </table:table-cell>
        </table:table-row>
        <table:table-row table:style-name="ro1">
          <table:table-cell table:number-columns-repeated="4"/>
          <table:table-cell office:value-type="float" office:value="1048576" calcext:value-type="float">
            <text:p>1048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41.333333" calcext:value-type="float">
            <text:p>341.333333</text:p>
          </table:table-cell>
        </table:table-row>
        <table:table-row table:style-name="ro1">
          <table:table-cell table:number-columns-repeated="4"/>
          <table:table-cell office:value-type="float" office:value="1024" calcext:value-type="float">
            <text:p>1024</text:p>
          </table:table-cell>
          <table:table-cell office:value-type="float" office:value="348364.119601" calcext:value-type="float">
            <text:p>348364.119601</text:p>
          </table:table-cell>
        </table:table-row>
        <table:table-row table:style-name="ro1">
          <table:table-cell table:number-columns-repeated="4"/>
          <table:table-cell office:value-type="float" office:value="1048576" calcext:value-type="float">
            <text:p>1048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02.95858" calcext:value-type="float">
            <text:p>302.95858</text:p>
          </table:table-cell>
        </table:table-row>
        <table:table-row table:style-name="ro1">
          <table:table-cell table:number-columns-repeated="4"/>
          <table:table-cell office:value-type="float" office:value="1024" calcext:value-type="float">
            <text:p>1024</text:p>
          </table:table-cell>
          <table:table-cell office:value-type="float" office:value="324636.532508" calcext:value-type="float">
            <text:p>324636.532508</text:p>
          </table:table-cell>
        </table:table-row>
        <table:table-row table:style-name="ro1">
          <table:table-cell table:number-columns-repeated="4"/>
          <table:table-cell office:value-type="float" office:value="1048576" calcext:value-type="float">
            <text:p>1048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18.336887" calcext:value-type="float">
            <text:p>218.336887</text:p>
          </table:table-cell>
        </table:table-row>
        <table:table-row table:style-name="ro1">
          <table:table-cell table:number-columns-repeated="4"/>
          <table:table-cell office:value-type="float" office:value="1024" calcext:value-type="float">
            <text:p>1024</text:p>
          </table:table-cell>
          <table:table-cell office:value-type="float" office:value="228946.724891" calcext:value-type="float">
            <text:p>228946.724891</text:p>
          </table:table-cell>
        </table:table-row>
        <table:table-row table:style-name="ro1">
          <table:table-cell table:number-columns-repeated="4"/>
          <table:table-cell office:value-type="float" office:value="1048576" calcext:value-type="float">
            <text:p>1048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12.448133" calcext:value-type="float">
            <text:p>212.448133</text:p>
          </table:table-cell>
        </table:table-row>
        <table:table-row table:style-name="ro1">
          <table:table-cell table:number-columns-repeated="4"/>
          <table:table-cell office:value-type="float" office:value="1024" calcext:value-type="float">
            <text:p>1024</text:p>
          </table:table-cell>
          <table:table-cell office:value-type="float" office:value="228946.724891" calcext:value-type="float">
            <text:p>228946.724891</text:p>
          </table:table-cell>
        </table:table-row>
        <table:table-row table:style-name="ro1">
          <table:table-cell table:number-columns-repeated="4"/>
          <table:table-cell office:value-type="float" office:value="1048576" calcext:value-type="float">
            <text:p>104857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2T11:32:53.902858265</meta:creation-date>
    <dc:date>2014-09-22T11:38:30.103056857</dc:date>
    <meta:editing-duration>P0D</meta:editing-duration>
    <meta:editing-cycles>1</meta:editing-cycles>
    <meta:document-statistic meta:table-count="1" meta:cell-count="84" meta:object-count="0"/>
    <meta:generator>LibreOffice/4.2.6.3$Linux_x86 LibreOffice_project/420m0$Build-3</meta:generator>
  </office:meta>
</office:document-meta>
</file>